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172dd" officeooo:paragraph-rsid="001172dd"/>
    </style:style>
    <style:style style:name="P2" style:family="paragraph" style:parent-style-name="Preformatted_20_Text">
      <style:text-properties officeooo:rsid="001172dd" officeooo:paragraph-rsid="001172dd" fo:background-color="#33ff99"/>
    </style:style>
    <style:style style:name="T1" style:family="text">
      <style:text-properties fo:background-color="#33ff99" loext:char-shading-value="0"/>
    </style:style>
    <style:style style:name="T2" style:family="text">
      <style:text-properties fo:background-color="#33ff99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You should investigate a bit more about different types of interpolation, especially those that we have not talked about in the class [check the slides for the long list of different techniques] and Prepare a two page report about it.</text:p>
      <text:p text:style-name="P2"/>
      <text:p text:style-name="P1"><text:span text:style-name="T1">Implement</text:span> Lanczos interpolation using your own code to double the size of two input images which are your image and Obelix image.<text:span text:style-name="T2"> Compare your result visually [and comment on them] with the performance of readily available functions of nearest neighbor, bilinear, bicubic</text:span> and <text:span text:style-name="T4">spline</text:span> interpolation techniques. Copy your code, your input image, and your output image in a word file.<text:tab/> This page is not counted as part of your repor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Linux_X86_64 LibreOffice_project/00m0$Build-2</meta:generator>
    <dc:date>2016-03-02T17:28:34.524152188</dc:date>
    <meta:editing-duration>P1DT13H56M27S</meta:editing-duration>
    <meta:editing-cycles>2</meta:editing-cycles>
    <meta:document-statistic meta:table-count="0" meta:image-count="0" meta:object-count="0" meta:page-count="1" meta:paragraph-count="2" meta:word-count="110" meta:character-count="664" meta:non-whitespace-character-count="555"/>
  </office:meta>
</office:document-meta>
</file>